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size="5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bić mego Pana chcę (...)</text:span><text:span text:style-name="T1"><text:line-break/></text:span><text:span text:style-name="T1">Bo On godzien chwały jest (...)</text:span><text:span text:style-name="T1"><text:line-break/></text:span><text:span text:style-name="T1">On uwalnia mnie sam</text:span><text:span text:style-name="T1"><text:line-break/></text:span><text:span text:style-name="T1">od wrogów mych.</text:span><text:span text:style-name="T1"><text:line-break/></text:span><text:span text:style-name="T1">Wielbić mego Pana chc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ój Pan żyje, opoką moją jest,</text:span><text:span text:style-name="T1"><text:line-break/></text:span><text:span text:style-name="T1">Niechaj będzie wywyższony</text:span><text:span text:style-name="T1"><text:line-break/></text:span><text:span text:style-name="T1">mój Zbawiciel.</text:span><text:span text:style-name="T1"><text:line-break/></text:span><text:span text:style-name="T1">Mój Pan żyje, opoką moją jest,</text:span><text:span text:style-name="T1"><text:line-break/></text:span><text:span text:style-name="T1">Niechaj będzie wywyższony.</text:span><text:span text:style-name="T1"><text:line-break/></text:span><text:span text:style-name="T1">Zbawca m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04:53</meta:creation-date>
    <dc:creator>Rafał Talacha</dc:creator>
    <dc:date>2009-02-01T14:24:10</dc:date>
    <dc:language>pl-PL</dc:language>
    <meta:editing-cycles>5</meta:editing-cycles>
    <meta:editing-duration>PT3M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